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ae5db" officeooo:paragraph-rsid="000ae5d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ara membuat folder lewat TERMINAL</text:p>
      <text:p text:style-name="P1">ctrl+alt+t =&gt; membuka terminal<text:line-break/>ketikan (mkdir nama folder) =&gt; kemudian enter</text:p>
      <text:p text:style-name="P1"/>
      <text:p text:style-name="P1">Cara Membuka Folder lewat TERMINAL</text:p>
      <text:p text:style-name="P1">ketikkan (cd nama folder) kemudian ENTER</text:p>
      <text:p text:style-name="P1">ketikkan (code spasi .) =&gt;&gt; maka folder akan terbuka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05T09:11:19.264310822</meta:creation-date>
    <meta:editing-duration>PT7H52M10S</meta:editing-duration>
    <meta:editing-cycles>2</meta:editing-cycles>
    <meta:generator>LibreOffice/6.4.6.2$Linux_X86_64 LibreOffice_project/40$Build-2</meta:generator>
    <dc:date>2022-04-05T17:13:57.612644254</dc:date>
    <meta:document-statistic meta:table-count="0" meta:image-count="0" meta:object-count="0" meta:page-count="1" meta:paragraph-count="5" meta:word-count="36" meta:character-count="236" meta:non-whitespace-character-count="205"/>
  </office:meta>
</office:document-meta>
</file>